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eff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5e5e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MT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-asian="ArialMT" style:font-name-complex="ArialMT" style:font-size-asian="11pt" style:font-size-complex="11pt"/>
    </style:style>
    <style:style style:name="T2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6" office:value-type="string" calcext:value-type="string">
            <text:p>Fonctionnalité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style-name="ce22"/>
          <table:table-cell table:number-columns-repeated="58"/>
        </table:table-row>
        <table:table-row table:style-name="ro2">
          <table:table-cell table:style-name="ce24" office:value-type="string" calcext:value-type="string">
            <text:p>accueil</text:p>
          </table:table-cell>
          <table:table-cell table:style-name="ce7" office:value-type="string" calcext:value-type="string">
            <text:p>Pour chaque produit, afficher l’image de celui-ci, ainsi que son nom et le début de sa description</text:p>
          </table:table-cell>
          <table:table-cell table:style-name="ce12" office:value-type="string" calcext:value-type="string">
            <text:p>Ouvrir sur la page d'accueil du site web dans un navigateur</text:p>
          </table:table-cell>
          <table:table-cell table:style-name="ce16" office:value-type="string" calcext:value-type="string">
            <text:p>Afficher les produits disponible à la vente. Si la requête sur</text:p>
            <text:p>le serveur n’a pas abouti il faut afficher un message d’alerte.</text:p>
          </table:table-cell>
          <table:table-cell table:style-name="ce18" office:value-type="string" calcext:value-type="string">
            <text:p>Les produits s’affichent correctement.</text:p>
          </table:table-cell>
          <table:table-cell table:number-columns-repeated="59"/>
        </table:table-row>
        <table:table-row table:style-name="ro2">
          <table:table-cell table:style-name="ce25" office:value-type="string" calcext:value-type="string">
            <text:p>accueil</text:p>
          </table:table-cell>
          <table:table-cell table:style-name="ce8" office:value-type="string" calcext:value-type="string">
            <text:p>En cliquant sur le produit, l’utilisateur sera redirigé sur la page du produit pour consulter celui-ci plus en détail</text:p>
          </table:table-cell>
          <table:table-cell table:style-name="ce13" office:value-type="string" calcext:value-type="string">
            <text:p>Cliquer sur un produit.</text:p>
          </table:table-cell>
          <table:table-cell table:style-name="ce13" office:value-type="string" calcext:value-type="string">
            <text:p>l’utilisateur est redirigé vers la page produit.</text:p>
          </table:table-cell>
          <table:table-cell table:style-name="ce19" office:value-type="string" calcext:value-type="string">
            <text:p>l’utilisateur est bien redirigé vers la page produit.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tte page présente un seul produit.</text:p>
          </table:table-cell>
          <table:table-cell table:style-name="ce13" office:value-type="string" calcext:value-type="string">
            <text:p>La page produit n’affiche qu’un seul produit.</text:p>
          </table:table-cell>
          <table:table-cell table:style-name="ce13" office:value-type="string" calcext:value-type="string">
            <text:p>Un unique produit apparaît sur la page produit.</text:p>
          </table:table-cell>
          <table:table-cell table:style-name="ce19" office:value-type="string" calcext:value-type="string">
            <text:p>Un seul produit est affich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l'utilisateur peut choisir des options de personnalisation :</text:p>
            <text:p>il peut choisir un couleur ainsi qu’une quantité de produit.</text:p>
          </table:table-cell>
          <table:table-cell table:style-name="ce13" office:value-type="string" calcext:value-type="string">
            <text:p>Cliquer sur le menu déroulant : choisir une couleur</text:p>
            <text:p>et sur le bouton quantité.</text:p>
          </table:table-cell>
          <table:table-cell table:style-name="ce13" office:value-type="string" calcext:value-type="string">
            <text:p>La page produit affiche la couleur <text:span text:style-name="T2">sélectionnée</text:span></text:p>
            <text:p>et la quantité désirée.</text:p>
          </table:table-cell>
          <table:table-cell table:style-name="ce19" office:value-type="string" calcext:value-type="string">
            <text:p>La page produit affiche bien la couleur sélectionnée</text:p>
            <text:p>et la quantit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s éléments doivent être pris en compte dans le panier</text:p>
            <text:p>au moment du clic sur le bouton «Ajouter au panier».</text:p>
          </table:table-cell>
          <table:table-cell table:style-name="ce13" office:value-type="string" calcext:value-type="string">
            <text:p>Cliquer sur le bouton « Ajouter au panier »</text:p>
          </table:table-cell>
          <table:table-cell table:style-name="ce13" office:value-type="string" calcext:value-type="string">
            <text:p>Le produit sélectionné est ajouté au panier.</text:p>
          </table:table-cell>
          <table:table-cell table:style-name="ce19" office:value-type="string" calcext:value-type="string">
            <text:p>L’utilisateur peut revenir sur la page accueil ou la page panier. Un message de confirmation apparaît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peut modifier la quantité d’un produit de son panier. Le total du panier doit se mettre à jour.</text:p>
          </table:table-cell>
          <table:table-cell table:style-name="ce13" office:value-type="string" calcext:value-type="string">
            <text:p>Cliquer sur le bouton Qté.</text:p>
          </table:table-cell>
          <table:table-cell table:style-name="ce13" office:value-type="string" calcext:value-type="string">
            <text:p>Le Total article et le prix doivent se mettre à jour.</text:p>
          </table:table-cell>
          <table:table-cell table:style-name="ce19" office:value-type="string" calcext:value-type="string">
            <text:p>Le Total article et le prix sont à jour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a la possibilité de supprimer un produit de son panier, le produit doit disparaître de la page.</text:p>
          </table:table-cell>
          <table:table-cell table:style-name="ce13" office:value-type="string" calcext:value-type="string">
            <text:p>Cliquer sur le texte Supprimer.</text:p>
          </table:table-cell>
          <table:table-cell table:style-name="ce13" office:value-type="string" calcext:value-type="string">
            <text:p>Le produit disparaît du panier, le Total article se met à jour.</text:p>
          </table:table-cell>
          <table:table-cell table:style-name="ce19" office:value-type="string" calcext:value-type="string">
            <text:p>Le produit effacé à bien disparu de la page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es produits identiques mais de couleurs différentes</text:p>
            <text:p>apparaissent séparés dans la page.</text:p>
          </table:table-cell>
          <table:table-cell table:style-name="ce13" office:value-type="string" calcext:value-type="string">
            <text:p>L’utilisateur à ajouté des modèles de produit identiques</text:p>
            <text:p>mais avec des couleurs différentes.</text:p>
          </table:table-cell>
          <table:table-cell table:style-name="ce13" office:value-type="string" calcext:value-type="string">
            <text:p>Les produits sont affichés regroupés par modèles</text:p>
            <text:p>et par couleurs.</text:p>
          </table:table-cell>
          <table:table-cell table:style-name="ce19" office:value-type="string" calcext:value-type="string">
            <text:p>La page affiche bien les produits par modèle</text:p>
            <text:p>et les couleurs séparés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es inputs des utilisateurs doivent être analysés et validés pour vérifier le format et le type de données avant l’envoi à l’API.</text:p>
          </table:table-cell>
          <table:table-cell table:style-name="ce13" office:value-type="string" calcext:value-type="string">
            <text:p>Entrer les données utilisateur dans le formulaire.</text:p>
          </table:table-cell>
          <table:table-cell table:style-name="ce13" office:value-type="string" calcext:value-type="string">
            <text:p>Les données après vérification sont validées.</text:p>
          </table:table-cell>
          <table:table-cell table:style-name="ce19" office:value-type="string" calcext:value-type="string">
            <text:p>Si une ou plusieurs données sont erronées</text:p>
            <text:p>une <text:span text:style-name="T2">boite</text:span> d’alerte apparaît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En cas de problème de saisie, un message d’erreur devra être affiché en dessous du champ correspondant.</text:p>
          </table:table-cell>
          <table:table-cell table:style-name="ce13" office:value-type="string" calcext:value-type="string">
            <text:p>Afficher le message « Veuillez corriger votre saisie »</text:p>
          </table:table-cell>
          <table:table-cell table:style-name="ce13" office:value-type="string" calcext:value-type="string">
            <text:p>Le message apparaît sous la zone de saisie.</text:p>
          </table:table-cell>
          <table:table-cell table:style-name="ce19" office:value-type="string" calcext:value-type="string">
            <text:p>Une fois la boîte d’alerte fermée, le ou les</text:p>
            <text:p>messages apparaissent sous les zones de saisie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Au clic sur le bouton Commander, l’utilisateur est redirigé vers</text:p>
            <text:p>la page Confirmation.</text:p>
          </table:table-cell>
          <table:table-cell table:style-name="ce13" office:value-type="string" calcext:value-type="string">
            <text:p>Cliquer sur le bouton Commander.</text:p>
          </table:table-cell>
          <table:table-cell table:style-name="ce13" office:value-type="string" calcext:value-type="string">
            <text:p>Le site bascule sur la page Confirmation.</text:p>
          </table:table-cell>
          <table:table-cell table:style-name="ce19" office:value-type="string" calcext:value-type="string">
            <text:p>La page Confirmation apparaît.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<text:span text:style-name="T1"> L'utilisateur voit s’afficher son numéro de commande. </text:span></text:p>
            <text:p><text:span text:style-name="T1">Ce numéro ne doit pas être stocké.</text:span></text:p>
          </table:table-cell>
          <table:table-cell table:style-name="ce13" office:value-type="string" calcext:value-type="string">
            <text:p>Afficher le numéro de commande.</text:p>
          </table:table-cell>
          <table:table-cell table:style-name="ce13" office:value-type="string" calcext:value-type="string">
            <text:p>Le numéro de commande s’affiche.</text:p>
          </table:table-cell>
          <table:table-cell table:style-name="ce19" office:value-type="string" calcext:value-type="string">
            <text:p>Le numéro de commande apparaît sur la page</text:p>
            <text:p>Confirmation.</text:p>
          </table:table-cell>
          <table:table-cell table:number-columns-repeated="59"/>
        </table:table-row>
        <table:table-row table:style-name="ro3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Le panier du localstorage est effacé.</text:p>
          </table:table-cell>
          <table:table-cell table:style-name="ce13" office:value-type="string" calcext:value-type="string">
            <text:p>Supprimer du localstorage le panier.</text:p>
          </table:table-cell>
          <table:table-cell table:style-name="ce13" office:value-type="string" calcext:value-type="string">
            <text:p>Le panier dans le localstorage est supprimé.</text:p>
          </table:table-cell>
          <table:table-cell table:style-name="ce19" office:value-type="string" calcext:value-type="string">
            <text:p>Le localstorage est vide.</text:p>
          </table:table-cell>
          <table:table-cell table:number-columns-repeated="59"/>
        </table:table-row>
        <table:table-row table:style-name="ro4" table:number-rows-repeated="8">
          <table:table-cell table:number-columns-repeated="64"/>
        </table:table-row>
        <table:table-row table:style-name="ro5" table:number-rows-repeated="104855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09:04:57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7-21T09:05:47.382000000</dc:date>
    <meta:editing-duration>PT1H33M20S</meta:editing-duration>
    <meta:editing-cycles>22</meta:editing-cycles>
    <meta:generator>LibreOffice/6.4.2.2$Windows_X86_64 LibreOffice_project/4e471d8c02c9c90f512f7f9ead8875b57fcb1ec3</meta:generator>
    <meta:document-statistic meta:table-count="1" meta:cell-count="70" meta:object-count="0"/>
  </office:meta>
</office:document-meta>
</file>